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667f8" officeooo:paragraph-rsid="000667f8"/>
    </style:style>
    <style:style style:name="P2" style:family="paragraph" style:parent-style-name="Text_20_body">
      <style:text-properties officeooo:rsid="0006a0ac" officeooo:paragraph-rsid="0006a0ac"/>
    </style:style>
    <style:style style:name="P3" style:family="paragraph" style:parent-style-name="Text_20_body">
      <style:text-properties officeooo:rsid="00082d95" officeooo:paragraph-rsid="00082d95"/>
    </style:style>
    <style:style style:name="P4" style:family="paragraph" style:parent-style-name="Text_20_body">
      <style:text-properties officeooo:rsid="0008fedc" officeooo:paragraph-rsid="0008fedc"/>
    </style:style>
    <style:style style:name="P5" style:family="paragraph" style:parent-style-name="Text_20_body">
      <style:text-properties officeooo:rsid="000ae399" officeooo:paragraph-rsid="000ae399"/>
    </style:style>
    <style:style style:name="P6" style:family="paragraph" style:parent-style-name="Text_20_body">
      <style:text-properties officeooo:rsid="000b8e56" officeooo:paragraph-rsid="000b8e56"/>
    </style:style>
    <style:style style:name="P7" style:family="paragraph" style:parent-style-name="Text_20_body">
      <style:text-properties officeooo:rsid="000bbb5e" officeooo:paragraph-rsid="000bbb5e"/>
    </style:style>
    <style:style style:name="P8" style:family="paragraph" style:parent-style-name="Text_20_body">
      <style:text-properties officeooo:rsid="00060b1a" officeooo:paragraph-rsid="00060b1a"/>
    </style:style>
    <style:style style:name="P9" style:family="paragraph" style:parent-style-name="Text_20_body">
      <style:text-properties officeooo:rsid="000bbb5e" officeooo:paragraph-rsid="000bbb5e"/>
    </style:style>
    <style:style style:name="P10" style:family="paragraph" style:parent-style-name="Heading_20_2">
      <style:text-properties officeooo:rsid="00082d95" officeooo:paragraph-rsid="00082d95"/>
    </style:style>
    <style:style style:name="P11" style:family="paragraph" style:parent-style-name="Heading_20_2">
      <style:text-properties officeooo:rsid="000b8e56" officeooo:paragraph-rsid="000b8e56"/>
    </style:style>
    <style:style style:name="P12" style:family="paragraph" style:parent-style-name="Heading_20_2">
      <style:text-properties officeooo:rsid="000bbb5e" officeooo:paragraph-rsid="000bbb5e"/>
    </style:style>
    <style:style style:name="P13" style:family="paragraph" style:parent-style-name="Heading_20_3">
      <style:text-properties officeooo:rsid="0008fedc" officeooo:paragraph-rsid="0008fedc"/>
    </style:style>
    <style:style style:name="P14" style:family="paragraph" style:parent-style-name="Heading_20_3">
      <style:text-properties officeooo:rsid="000ae399" officeooo:paragraph-rsid="000ae399"/>
    </style:style>
    <style:style style:name="P15" style:family="paragraph" style:parent-style-name="Heading_20_1">
      <style:text-properties officeooo:rsid="00060b1a" officeooo:paragraph-rsid="00060b1a"/>
    </style:style>
    <style:style style:name="T1" style:family="text">
      <style:text-properties officeooo:rsid="0006a0ac"/>
    </style:style>
    <style:style style:name="T2" style:family="text">
      <style:text-properties officeooo:rsid="00082d95"/>
    </style:style>
    <style:style style:name="T3" style:family="text">
      <style:text-properties officeooo:rsid="000ae399"/>
    </style:style>
    <style:style style:name="T4" style:family="text">
      <style:text-properties officeooo:rsid="000b8e56"/>
    </style:style>
    <style:style style:name="T5" style:family="text">
      <style:text-properties officeooo:rsid="000c56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BIR résumé :</text:h>
      <text:p text:style-name="P8">CBIR (Content based image retrieval) extrait certaines caractéristiques telles que couleur, texture, forme etc. des images pour les définir. Chaque caractéristique est représentée par un « feature descriptor ». Pendant l’analyse des données les feature descriptors des données analysées seront comparés à ceux des éléments de la base de données pour classifier les images. (l’article discute surtout des méthodes pour l’extraction des caractéristiques en profondeur)</text:p>
      <text:h text:style-name="P10" text:outline-level="2">Introduction</text:h>
      <text:p text:style-name="P1"><text:span text:style-name="T2">Les algorithmes du type de </text:span>CBIR <text:span text:style-name="T2">sont généralement </text:span>divisé<text:span text:style-name="T2">s</text:span> en trois parties :</text:p>
      <text:p text:style-name="P1">- <text:span text:style-name="T1">L’extraction des caractéristiques qui transforme les images en plusieurs caractéristiques.</text:span></text:p>
      <text:p text:style-name="P1">- <text:span text:style-name="T1">La sélection des caractéristiques qui seront utilisées. Uniquement celles qui ont une grande chance d’être utiles sont gardées.</text:span></text:p>
      <text:p text:style-name="P1">- <text:span text:style-name="T1">Et dernièrement la classification des images sur base des caractéristiques.</text:span></text:p>
      <text:p text:style-name="P2">Pour chaque image de la base de données les caractéristiques vont être extraites et un vecteur de caractéristiques va être créé. Lorsqu’une nouvelle image arrivera, sont vecteur de caractéristiques sera créé et comparé à ceux de toute la base de données. La ou les images avec le vecteur de caractéristiques le plus proche sera alors récupérée.</text:p>
      <text:p text:style-name="P3">CBIR peut être divisé en deux parties :</text:p>
      <text:p text:style-name="P3">- Preprocessing : L’image est premièrement traitée pour extraire les caractéristiques qui la définissent. Le résultat de cette phase sont plusieurs régions d’intérêt.</text:p>
      <text:p text:style-name="P3">- Extraction des caractéristiques : Les <text:s/>caractéristiques sont utilisées pour définir l’image.</text:p>
      <text:p text:style-name="P3">CIBR ne traite pas exactement la reconnaissance d’objets, mais on pourrait dire que la reconnaissance d’objets est une sous-branche de CIBR.</text:p>
      <text:h text:style-name="P10" text:outline-level="2">Extraction des caractéristiques</text:h>
      <text:p text:style-name="P4">On peut trouver trois types de <text:span text:style-name="T2">caractéristiques </text:span>générales :</text:p>
      <text:p text:style-name="P4">- Celles calculées sur chaque pixel</text:p>
      <text:p text:style-name="P4">- Celles calculées sur une zone locale</text:p>
      <text:p text:style-name="P4">- Celles calculées sur l’entièreté de l’image</text:p>
      <text:p text:style-name="P4">Ces <text:span text:style-name="T2">caractéristiques </text:span>sont générales car elles peuvent s’appliquer à chaque domaine d’application.</text:p>
      <text:h text:style-name="P13" text:outline-level="3">Couleur</text:h>
      <text:p text:style-name="P4">Il existe plusieurs manières de représenter le couleur (RGB, HSV, etc.). Pour chaque image de la base de données, on va créer un histogramme des couleurs (un histogramme sert à représenter la fréquence d’apparition des couleurs). L’avantage de cette <text:span text:style-name="T2">caractéristique </text:span>est qu’elle est invariante aux rotations, translations et taille des images (<text:span text:style-name="T3">on normalise l’image pour que la taille n’ait pas d’effet).</text:span></text:p>
      <text:h text:style-name="P14" text:outline-level="3"><text:soft-page-break/>Texture</text:h>
      <text:p text:style-name="P5">Cet attribut n’a pas la capacité de trouver des images similaires en tant que tel, mais associé à d’autres <text:span text:style-name="T2">caractéristiques </text:span>(p.e. la couleur) il se trouve être très effectif.</text:p>
      <text:h text:style-name="P14" text:outline-level="3">Forme</text:h>
      <text:p text:style-name="P5">Mesurer la similarité entre deux formes n’est pas simple. Il existe plusieurs méthodes à utiliser ensemble pour être un maximum efficace. Il existe les méthodes basées sur la région, qui utilisent le contenu de la surface de l’objet et il existe des méthodes basées sur le contour qui utilisent donc le contour/la forme de l’objet. À nouveau il existe plusieurs attributs qui caractérisent la forme d’un objet. On peut nommer la <text:span text:style-name="T4">circularité, le rapport d’aspect (cercle vs ovale ou carré vs rectangle), la complexité, la discontinuité, la taille des angles, etc. Pour combiner toutes ces informations les moments de Zernike ont été choisis dans l’article, mais plein de méthodes sont utilisables.</text:span></text:p>
      <text:h text:style-name="P11" text:outline-level="2">Classification</text:h>
      <text:p text:style-name="P6">On compare tous les vecteurs des images de la base de données et on prend celui avec la distance la plus proche.</text:p>
      <text:h text:style-name="P12" text:outline-level="2">Applications</text:h>
      <text:p text:style-name="P7">- Analyse d’empreintes digitales</text:p>
      <text:p text:style-name="P7">- Identification sur base de l’iris (difficulté car la taille varie selon la luminosité, la position et l’orientation peuvent aussi changer)</text:p>
      <text:p text:style-name="P7">- Détection de la masse d’un enfant durant une mammographie (basée essentiellement sur la texture et la forme)</text:p>
      <text:p text:style-name="P7">- <text:span text:style-name="T5">La recherche google par image utilise aussi un algorithme simil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6:48:57.422441054</meta:creation-date>
    <dc:date>2019-12-16T20:03:30.590052018</dc:date>
    <meta:editing-duration>PT8M16S</meta:editing-duration>
    <meta:editing-cycles>2</meta:editing-cycles>
    <meta:generator>LibreOffice/6.0.7.3$Linux_X86_64 LibreOffice_project/00m0$Build-3</meta:generator>
    <meta:document-statistic meta:table-count="0" meta:image-count="0" meta:object-count="0" meta:page-count="2" meta:paragraph-count="31" meta:word-count="569" meta:character-count="3733" meta:non-whitespace-character-count="3194"/>
  </office:meta>
</office:document-meta>
</file>